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OptimisticLockingFailureException.HibernateOptimisticLockingFailureException( Stale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OptimisticLockingFailureException.HibernateOptimisticLockingFailureException( OptimisticEntityLock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OptimisticLockingFailureException.HibernateOptimisticLockingFailureException( StaleObjectStat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